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C6000000E88189EB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_20__28_var_29_" svg:stroke-width="0.076cm" svg:stroke-color="#00ff00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65cm" svg:height="6.267cm" svg:x="2.34cm" svg:y="1.353cm">
          <draw:image xlink:href="Pictures/10000000000001C6000000E88189EBD3.png" xlink:type="simple" xlink:show="embed" xlink:actuate="onLoad">
            <text:p/>
          </draw:image>
        </draw:frame>
        <draw:custom-shape draw:style-name="gr2" draw:text-style-name="P1" draw:layer="layout" svg:width="11.43cm" svg:height="0.855cm" svg:x="2.34cm" svg:y="1.3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64cm" svg:height="0.831cm" svg:x="0.635cm" svg:y="0cm">
          <text:p text:style-name="P1">macro combo box</text:p>
          <draw:enhanced-geometry svg:viewBox="0 0 21600 21600" draw:mirror-horizontal="true" draw:type="line-callout-2" draw:modifiers="-9497.55824790308 45173.0769230769 -3180.61509785648 18406.7307692308 -1002.49767008388 14408.653846153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5.155cm" svg:height="0.952cm" svg:x="15.24cm" svg:y="2.54cm">
          <text:p text:style-name="P1">add to sequence</text:p>
          <draw:enhanced-geometry svg:viewBox="0 0 21600 21600" draw:mirror-horizontal="false" draw:type="line-callout-2" draw:modifiers="-2656.01241272304 -14392.444910808 -816.912335143522 -6663.58866736621 -1047.32350659426 12556.55823714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7-06T18:22:55</meta:creation-date>
    <dc:date>2011-07-07T19:41:28</dc:date>
    <meta:editing-duration>PT25H18M37S</meta:editing-duration>
    <meta:editing-cycles>5</meta:editing-cycles>
    <meta:generator>OpenOffice.org/3.0$Unix OpenOffice.org_project/300m21$Build-9319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